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6-01T19:58:01</dc:date>
    <dc:creator>tokai </dc:creator>
    <meta:editing-duration>PT2M17S</meta:editing-duration>
    <meta:editing-cycles>13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656cm" svg:y="1.041cm" svg:width="13.596cm" svg:height="7.174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.44921270764475E-016">
                <text:p>2.44921270764475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851558583130144">
                <text:p>-0.8515585831301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4.89842541528951E-016">
                <text:p>-4.89842541528951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